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4" style:family="graphic" style:parent-style-name="standard">
      <style:graphic-properties draw:marker-start="Circle" draw:marker-start-width="0.3cm" draw:marker-start-center="true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5cm"/>
    </style:style>
    <style:style style:name="gr6" style:family="graphic" style:parent-style-name="standard">
      <style:graphic-properties draw:stroke="dash" draw:stroke-dash="Fine_20_Dashed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1.75cm"/>
    </style:style>
    <style:style style:name="gr9" style:family="graphic" style:parent-style-name="standard">
      <style:graphic-properties draw:stroke="solid" draw:stroke-dash="Line_20_with_20_Fine_20_Dots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2.9cm"/>
    </style:style>
    <style:style style:name="gr12" style:family="graphic" style:parent-style-name="standard">
      <style:graphic-properties draw:stroke="dash" draw:stroke-dash="Fine_20_Dashed_20__28_var_29_" draw:marker-end="Arrow" draw:marker-end-width="0.2cm" draw:marker-end-center="false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end"/>
    </style:style>
    <style:style style:name="P3" style:family="paragraph">
      <style:paragraph-properties fo:line-height="100%" fo:text-align="end"/>
      <style:text-properties fo:font-size="14pt" style:font-size-asian="14pt" style:font-size-complex="14pt"/>
    </style:style>
    <style:style style:name="P4" style:family="paragraph">
      <style:paragraph-properties fo:line-height="100%" fo:text-align="center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line-height="100%" fo:text-align="end"/>
      <style:text-properties fo:font-style="italic" style:font-style-asian="italic" style:font-style-complex="italic"/>
    </style:style>
    <style:style style:name="P6" style:family="paragraph">
      <style:paragraph-properties fo:line-height="100%" fo:text-align="end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text-properties fo:font-family="'Bookman Old Style'" style:font-family-generic="roman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family="'Bookman Old Style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6cm" svg:y1="12.5cm" svg:x2="5.6cm" svg:y2="5.2cm">
          <text:p/>
        </draw:line>
        <draw:line draw:style-name="gr2" draw:text-style-name="P1" draw:layer="layout" svg:x1="5.6cm" svg:y1="5.2cm" svg:x2="26.5cm" svg:y2="5.2cm">
          <text:p/>
        </draw:line>
        <draw:frame draw:style-name="gr3" draw:text-style-name="P3" draw:layer="layout" svg:width="2.8cm" svg:height="1.361cm" svg:x="25.3cm" svg:y="3.6cm">
          <draw:text-box>
            <text:p text:style-name="P2"><text:span text:style-name="T1">тестовый</text:span><text:span text:style-name="T1"><text:line-break/></text:span><text:span text:style-name="T1">шаблон</text:span></text:p>
          </draw:text-box>
        </draw:frame>
        <draw:line draw:style-name="gr4" draw:text-style-name="P1" draw:id="id2" draw:layer="layout" svg:x1="8.3cm" svg:y1="8.803cm" svg:x2="8.3cm" svg:y2="4.9cm">
          <text:p/>
        </draw:line>
        <draw:line draw:style-name="gr4" draw:text-style-name="P1" draw:id="id7" draw:layer="layout" svg:x1="18.2cm" svg:y1="7.473cm" svg:x2="18.2cm" svg:y2="4.9cm">
          <text:p/>
        </draw:line>
        <draw:line draw:style-name="gr4" draw:text-style-name="P1" draw:id="id1" draw:layer="layout" svg:x1="6.6cm" svg:y1="7.474cm" svg:x2="6.6cm" svg:y2="4.901cm">
          <text:p/>
        </draw:line>
        <draw:frame draw:style-name="gr5" draw:text-style-name="P3" draw:layer="layout" svg:width="4.189cm" svg:height="2.471cm" svg:x="5.5cm" svg:y="10.029cm">
          <draw:text-box>
            <text:p text:style-name="P2"><text:span text:style-name="T1">количество</text:span></text:p>
            <text:p text:style-name="P2"><text:span text:style-name="T1">закрашиваемых</text:span></text:p>
            <text:p text:style-name="P2"><text:span text:style-name="T1">в белый цвет</text:span></text:p>
            <text:p text:style-name="P2"><text:span text:style-name="T1">вершин</text:span></text:p>
          </draw:text-box>
        </draw:frame>
        <draw:line draw:style-name="gr6" draw:text-style-name="P1" draw:layer="layout" svg:x1="5.6cm" svg:y1="6.3cm" svg:x2="26.5cm" svg:y2="6.3cm">
          <text:p/>
        </draw:line>
        <draw:line draw:style-name="gr6" draw:text-style-name="P1" draw:layer="layout" svg:x1="5.6cm" svg:y1="7.5cm" svg:x2="26.5cm" svg:y2="7.5cm">
          <text:p/>
        </draw:line>
        <draw:line draw:style-name="gr6" draw:text-style-name="P1" draw:layer="layout" svg:x1="5.6cm" svg:y1="8.8cm" svg:x2="26.5cm" svg:y2="8.8cm">
          <text:p/>
        </draw:line>
        <draw:line draw:style-name="gr4" draw:text-style-name="P1" draw:id="id9" draw:layer="layout" svg:x1="23.3cm" svg:y1="5.174cm" svg:x2="23.3cm" svg:y2="4.8cm">
          <text:p/>
        </draw:line>
        <draw:line draw:style-name="gr4" draw:text-style-name="P1" draw:id="id8" draw:layer="layout" svg:x1="20.7cm" svg:y1="5.174cm" svg:x2="20.7cm" svg:y2="4.8cm">
          <text:p/>
        </draw:line>
        <draw:line draw:style-name="gr4" draw:text-style-name="P1" draw:id="id6" draw:layer="layout" svg:x1="15.8cm" svg:y1="6.296cm" svg:x2="15.8cm" svg:y2="4.901cm">
          <text:p/>
        </draw:line>
        <draw:line draw:style-name="gr4" draw:text-style-name="P1" draw:id="id5" draw:layer="layout" svg:x1="13.7cm" svg:y1="5.174cm" svg:x2="13.7cm" svg:y2="4.8cm">
          <text:p/>
        </draw:line>
        <draw:line draw:style-name="gr4" draw:text-style-name="P1" draw:id="id4" draw:layer="layout" svg:x1="11.9cm" svg:y1="7.474cm" svg:x2="11.9cm" svg:y2="4.901cm">
          <text:p/>
        </draw:line>
        <draw:line draw:style-name="gr4" draw:text-style-name="P1" draw:id="id3" draw:layer="layout" svg:x1="10cm" svg:y1="5.174cm" svg:x2="10cm" svg:y2="4.8cm">
          <text:p/>
        </draw:line>
        <draw:connector draw:style-name="gr7" draw:text-style-name="P1" draw:layer="layout" draw:type="line" svg:x1="6.6cm" svg:y1="7.474cm" svg:x2="8.3cm" svg:y2="8.803cm" draw:start-shape="id1" draw:start-glue-point="2" draw:end-shape="id2" draw:end-glue-point="2" svg:d="m6600 7474 1700 1329">
          <text:p/>
        </draw:connector>
        <draw:connector draw:style-name="gr7" draw:text-style-name="P1" draw:layer="layout" draw:type="line" svg:x1="8.3cm" svg:y1="8.803cm" svg:x2="10cm" svg:y2="5.174cm" draw:start-shape="id2" draw:start-glue-point="2" draw:end-shape="id3" draw:end-glue-point="2" svg:d="m8300 8803 1700-3629">
          <text:p/>
        </draw:connector>
        <draw:connector draw:style-name="gr7" draw:text-style-name="P1" draw:layer="layout" draw:type="line" svg:x1="10cm" svg:y1="5.174cm" svg:x2="11.9cm" svg:y2="7.474cm" draw:start-shape="id3" draw:start-glue-point="2" draw:end-shape="id4" draw:end-glue-point="2" svg:d="m10000 5174 1900 2300">
          <text:p/>
        </draw:connector>
        <draw:connector draw:style-name="gr7" draw:text-style-name="P1" draw:layer="layout" draw:type="line" svg:x1="11.9cm" svg:y1="7.474cm" svg:x2="13.7cm" svg:y2="5.174cm" draw:start-shape="id4" draw:start-glue-point="2" draw:end-shape="id5" draw:end-glue-point="2" svg:d="m11900 7474 1800-2300">
          <text:p/>
        </draw:connector>
        <draw:connector draw:style-name="gr7" draw:text-style-name="P1" draw:layer="layout" draw:type="line" svg:x1="13.7cm" svg:y1="5.174cm" svg:x2="15.8cm" svg:y2="6.296cm" draw:start-shape="id5" draw:start-glue-point="2" draw:end-shape="id6" draw:end-glue-point="2" svg:d="m13700 5174 2100 1122">
          <text:p/>
        </draw:connector>
        <draw:connector draw:style-name="gr7" draw:text-style-name="P1" draw:layer="layout" draw:type="line" svg:x1="15.8cm" svg:y1="6.296cm" svg:x2="18.2cm" svg:y2="7.473cm" draw:start-shape="id6" draw:start-glue-point="2" draw:end-shape="id7" draw:end-glue-point="2" svg:d="m15800 6296 2400 1177">
          <text:p/>
        </draw:connector>
        <draw:connector draw:style-name="gr7" draw:text-style-name="P1" draw:layer="layout" draw:type="line" svg:x1="18.2cm" svg:y1="7.473cm" svg:x2="20.7cm" svg:y2="5.174cm" draw:start-shape="id7" draw:start-glue-point="2" draw:end-shape="id8" draw:end-glue-point="2" svg:d="m18200 7473 2500-2299">
          <text:p/>
        </draw:connector>
        <draw:connector draw:style-name="gr7" draw:text-style-name="P1" draw:layer="layout" draw:type="line" svg:x1="20.7cm" svg:y1="5.174cm" svg:x2="23.3cm" svg:y2="5.174cm" draw:start-shape="id8" draw:start-glue-point="2" draw:end-shape="id9" draw:end-glue-point="2" svg:d="m20700 5174h2600">
          <text:p/>
        </draw:connector>
        <draw:frame draw:style-name="gr8" draw:layer="layout" svg:width="1cm" svg:height="2.387cm" svg:x="8.8cm" svg:y="7.4cm">
          <draw:text-box>
            <text:p text:style-name="P1">0 00</text:p>
          </draw:text-box>
        </draw:frame>
        <draw:frame draw:style-name="gr8" draw:layer="layout" svg:width="1cm" svg:height="2.387cm" svg:x="10.3cm" svg:y="6.301cm">
          <draw:text-box>
            <text:p text:style-name="P1">1 00</text:p>
          </draw:text-box>
        </draw:frame>
        <draw:frame draw:style-name="gr8" draw:layer="layout" svg:width="1cm" svg:height="2.387cm" svg:x="12.5cm" svg:y="6.7cm">
          <draw:text-box>
            <text:p text:style-name="P1">0 01</text:p>
          </draw:text-box>
        </draw:frame>
        <draw:frame draw:style-name="gr8" draw:layer="layout" svg:width="1cm" svg:height="2.387cm" svg:x="14.1cm" svg:y="5.801cm">
          <draw:text-box>
            <text:p text:style-name="P1">1 01</text:p>
          </draw:text-box>
        </draw:frame>
        <draw:frame draw:style-name="gr8" draw:layer="layout" svg:width="1cm" svg:height="2.387cm" svg:x="16.4cm" svg:y="7.002cm">
          <draw:text-box>
            <text:p text:style-name="P1">0 11</text:p>
          </draw:text-box>
        </draw:frame>
        <draw:frame draw:style-name="gr8" draw:layer="layout" svg:width="1cm" svg:height="2.387cm" svg:x="19.3cm" svg:y="6.403cm">
          <draw:text-box>
            <text:p text:style-name="P1">0 01</text:p>
          </draw:text-box>
        </draw:frame>
        <draw:frame draw:style-name="gr8" draw:layer="layout" svg:width="1cm" svg:height="2.387cm" svg:x="21.4cm" svg:y="5.404cm">
          <draw:text-box>
            <text:p text:style-name="P1">1 01</text:p>
          </draw:text-box>
        </draw:frame>
        <draw:frame draw:style-name="gr8" draw:layer="layout" svg:width="1cm" svg:height="2.387cm" svg:x="23.9cm" svg:y="5.405cm">
          <draw:text-box>
            <text:p text:style-name="P1">1 01</text:p>
          </draw:text-box>
        </draw:frame>
        <draw:line draw:style-name="gr9" draw:text-style-name="P1" draw:layer="layout" svg:x1="25.3cm" svg:y1="4.1cm" svg:x2="25.3cm" svg:y2="11.1cm">
          <text:p/>
        </draw:line>
        <draw:line draw:style-name="gr9" draw:text-style-name="P1" draw:layer="layout" svg:x1="25.4cm" svg:y1="4.1cm" svg:x2="25.4cm" svg:y2="11.1cm">
          <text:p/>
        </draw:line>
        <draw:frame draw:style-name="gr10" draw:layer="layout" svg:width="2.648cm" svg:height="0.963cm" svg:x="23.964cm" svg:y="9.8cm">
          <draw:text-box>
            <text:p>промах</text:p>
          </draw:text-box>
        </draw:frame>
        <draw:frame draw:style-name="gr10" draw:layer="layout" svg:width="0.925cm" svg:height="0.963cm" svg:x="7.8cm" svg:y="3.902cm">
          <draw:text-box>
            <text:p>A</text:p>
          </draw:text-box>
        </draw:frame>
        <draw:frame draw:style-name="gr10" draw:layer="layout" svg:width="0.925cm" svg:height="0.963cm" svg:x="9.601cm" svg:y="3.903cm">
          <draw:text-box>
            <text:p>B</text:p>
          </draw:text-box>
        </draw:frame>
        <draw:frame draw:style-name="gr10" draw:layer="layout" svg:width="0.959cm" svg:height="0.963cm" svg:x="11.502cm" svg:y="3.904cm">
          <draw:text-box>
            <text:p>C</text:p>
          </draw:text-box>
        </draw:frame>
        <draw:frame draw:style-name="gr10" draw:layer="layout" svg:width="0.959cm" svg:height="0.963cm" svg:x="13.303cm" svg:y="3.905cm">
          <draw:text-box>
            <text:p>D</text:p>
          </draw:text-box>
        </draw:frame>
        <draw:frame draw:style-name="gr10" draw:layer="layout" svg:width="0.925cm" svg:height="0.963cm" svg:x="15.304cm" svg:y="3.906cm">
          <draw:text-box>
            <text:p>E</text:p>
          </draw:text-box>
        </draw:frame>
        <draw:frame draw:style-name="gr10" draw:layer="layout" svg:width="0.891cm" svg:height="0.963cm" svg:x="17.705cm" svg:y="3.907cm">
          <draw:text-box>
            <text:p>F</text:p>
          </draw:text-box>
        </draw:frame>
        <draw:frame draw:style-name="gr10" draw:layer="layout" svg:width="0.997cm" svg:height="0.963cm" svg:x="20.306cm" svg:y="3.908cm">
          <draw:text-box>
            <text:p>G</text:p>
          </draw:text-box>
        </draw:frame>
        <draw:frame draw:style-name="gr10" draw:layer="layout" svg:width="0.959cm" svg:height="0.963cm" svg:x="22.807cm" svg:y="3.909cm">
          <draw:text-box>
            <text:p>H</text:p>
          </draw:text-box>
        </draw:frame>
        <draw:frame draw:style-name="gr11" draw:text-style-name="P4" draw:id="id10" draw:layer="layout" svg:width="3.4cm" svg:height="2.066cm" svg:x="19.1cm" svg:y="9.31cm">
          <draw:text-box>
            <text:p text:style-name="P4"><text:span text:style-name="T2">u</text:span><text:span text:style-name="T3">F</text:span><text:span text:style-name="T2"> = u</text:span><text:span text:style-name="T3">H</text:span><text:span text:style-name="T2">= 1</text:span></text:p>
            <text:p text:style-name="P4"><text:span text:style-name="T2">(полезные обращения)</text:span></text:p>
          </draw:text-box>
        </draw:frame>
        <draw:connector draw:style-name="gr12" draw:text-style-name="P1" draw:layer="layout" draw:type="lines" svg:x1="19.1cm" svg:y1="10.343cm" svg:x2="18.202cm" svg:y2="7.726cm" draw:start-shape="id10" draw:start-glue-point="3" draw:end-shape="id11" draw:end-glue-point="2" svg:d="m19100 10343h-501l-397-2092v-525">
          <text:p/>
        </draw:connector>
        <draw:connector draw:style-name="gr12" draw:text-style-name="P1" draw:layer="layout" draw:type="lines" svg:x1="22.5cm" svg:y1="10.343cm" svg:x2="23.302cm" svg:y2="5.426cm" draw:start-shape="id10" draw:start-glue-point="1" draw:end-shape="id12" draw:end-glue-point="2" svg:d="m22500 10343h501l301-4392v-525">
          <text:p/>
        </draw:connector>
        <draw:circle draw:style-name="gr13" draw:text-style-name="P1" draw:id="id11" draw:layer="layout" svg:width="0.5cm" svg:height="0.5cm" svg:x="17.952cm" svg:y="7.226cm">
          <text:p/>
        </draw:circle>
        <draw:circle draw:style-name="gr13" draw:text-style-name="P1" draw:id="id12" draw:layer="layout" svg:width="0.5cm" svg:height="0.5cm" svg:x="23.052cm" svg:y="4.926cm">
          <text:p/>
        </draw:circle>
        <draw:frame draw:style-name="gr11" draw:text-style-name="P4" draw:layer="layout" svg:width="2.3cm" svg:height="0.802cm" svg:x="12.1cm" svg:y="9.594cm">
          <draw:text-box>
            <text:p text:style-name="P4"><text:span text:style-name="T2">ветвь</text:span></text:p>
          </draw:text-box>
        </draw:frame>
        <draw:line draw:style-name="gr7" draw:text-style-name="P1" draw:layer="layout" svg:x1="12cm" svg:y1="10cm" svg:x2="10cm" svg:y2="9.5cm">
          <text:p/>
        </draw:line>
        <draw:line draw:style-name="gr7" draw:text-style-name="P1" draw:layer="layout" svg:x1="12.5cm" svg:y1="9.7cm" svg:x2="11cm" svg:y2="9cm">
          <text:p/>
        </draw:line>
        <draw:line draw:style-name="gr7" draw:text-style-name="P1" draw:layer="layout" svg:x1="14cm" svg:y1="10cm" svg:x2="16cm" svg:y2="9.5cm">
          <text:p/>
        </draw:line>
        <draw:line draw:style-name="gr7" draw:text-style-name="P1" draw:layer="layout" svg:x1="13.5cm" svg:y1="9.5cm" svg:x2="14.5cm" svg:y2="8.5cm">
          <text:p/>
        </draw:line>
        <draw:frame draw:style-name="gr14" draw:text-style-name="P6" draw:layer="layout" svg:width="12.808cm" svg:height="0.802cm" svg:x="10.2cm" svg:y="2.439cm">
          <draw:text-box>
            <text:p text:style-name="P5"><text:span text:style-name="T4">последовательность обращений в регион таблицы</text:span></text:p>
          </draw:text-box>
        </draw:frame>
        <draw:frame draw:style-name="gr10" draw:text-style-name="P7" draw:layer="layout" svg:width="0.726cm" svg:height="0.966cm" svg:x="24.808cm" svg:y="3.91cm">
          <draw:text-box>
            <text:p text:style-name="P7"><text:span text:style-name="T5">I</text:span></text:p>
          </draw:text-box>
        </draw:frame>
        <draw:line draw:style-name="gr7" draw:text-style-name="P1" draw:layer="layout" svg:x1="10cm" svg:y1="3cm" svg:x2="8.5cm" svg:y2="4cm">
          <text:p/>
        </draw:line>
        <draw:line draw:style-name="gr7" draw:text-style-name="P1" draw:layer="layout" svg:x1="14.684cm" svg:y1="3.241cm" svg:x2="14cm" svg:y2="4cm">
          <text:p/>
        </draw:line>
        <draw:line draw:style-name="gr7" draw:text-style-name="P1" draw:layer="layout" svg:x1="19.844cm" svg:y1="3.241cm" svg:x2="20.6cm" svg:y2="3.9cm">
          <text:p/>
        </draw:line>
        <draw:line draw:style-name="gr7" draw:text-style-name="P1" draw:layer="layout" svg:x1="23cm" svg:y1="3cm" svg:x2="24.756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07-27T12:39:16.64</dc:date>
    <dc:creator>Ivan Ivanov</dc:creator>
    <meta:editing-duration>PT01H05M31S</meta:editing-duration>
    <meta:editing-cycles>8</meta:editing-cycles>
    <meta:generator>OpenOffice.org/3.2$Win32 OpenOffice.org_project/320m12$Build-9483</meta:generator>
    <meta:printed-by>Ivan Ivanov</meta:printed-by>
    <meta:print-date>2010-07-27T12:36:02.62</meta:print-date>
    <meta:document-statistic meta:object-count="59"/>
  </office:meta>
</office:document-meta>
</file>